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afd095" draw:textarea-horizontal-align="justify" draw:textarea-vertical-align="middle" draw:auto-grow-height="false" fo:min-height="0.703cm" fo:min-width="4.58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7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 loext:decorative="false"/>
      <style:paragraph-properties style:writing-mode="lr-tb"/>
    </style:style>
    <style:style style:name="gr5" style:family="graphic" style:parent-style-name="standard">
      <style:graphic-properties draw:fill="none" draw:fill-color="#afd095" loext:fill-use-slide-background="false" draw:textarea-horizontal-align="justify" draw:textarea-vertical-align="middle" draw:auto-grow-height="false" fo:min-height="0.703cm" fo:min-width="4.58cm" loext:decorative="false"/>
    </style:style>
    <style:style style:name="gr6" style:family="graphic" style:parent-style-name="standard">
      <style:graphic-properties draw:fill="none" draw:fill-color="#afd095" loext:fill-use-slide-background="false" draw:textarea-horizontal-align="justify" draw:textarea-vertical-align="middle" draw:auto-grow-height="false" fo:min-height="1.457cm" fo:min-width="4.58cm" loext:decorative="false"/>
    </style:style>
    <style:style style:name="gr7" style:family="graphic" style:parent-style-name="standard">
      <style:graphic-properties draw:fill="none" draw:fill-color="#afd095" loext:fill-use-slide-background="false" draw:textarea-horizontal-align="justify" draw:textarea-vertical-align="middle" draw:auto-grow-height="false" fo:min-height="1.139cm" fo:min-width="4.58cm" loext:decorative="false"/>
    </style:style>
    <style:style style:name="gr8" style:family="graphic" style:parent-style-name="standard">
      <style:graphic-properties draw:fill="none" draw:fill-color="#afd095" loext:fill-use-slide-background="false" draw:textarea-horizontal-align="justify" draw:textarea-vertical-align="middle" draw:auto-grow-height="false" fo:min-height="1.632cm" fo:min-width="3.628cm" loext:decorative="false"/>
    </style:style>
    <style:style style:name="gr9" style:family="graphic" style:parent-style-name="standard">
      <style:graphic-properties draw:fill="none" draw:fill-color="#afd095" loext:fill-use-slide-background="false" draw:textarea-horizontal-align="justify" draw:textarea-vertical-align="middle" draw:auto-grow-height="false" fo:min-height="1.949cm" fo:min-width="4.007cm" loext:decorative="false"/>
    </style:style>
    <style:style style:name="gr10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P1" style:family="paragraph">
      <loext:graphic-properties draw:fill="solid" draw:fill-color="#afd095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size="11pt"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size="11pt"/>
    </style:style>
    <style:style style:name="P5" style:family="paragraph">
      <loext:graphic-properties draw:fill="none" draw:fill-color="#afd095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1pt" fo:font-weight="bold" style:font-weight-asian="bold" style:font-weight-complex="bold"/>
    </style:style>
    <style:style style:name="T2" style:family="text">
      <style:text-properties fo:font-size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08cm" svg:height="0.953cm" svg:x="3.72cm" svg:y="0.28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181cm" svg:height="0.683cm" svg:x="4.255cm" svg:y="0.387cm">
          <draw:text-box>
            <text:p text:style-name="P2"><text:span text:style-name="T1">Git revert &lt;commit&gt;</text:span></text:p>
          </draw:text-box>
        </draw:frame>
        <draw:frame draw:style-name="gr2" draw:text-style-name="P4" draw:layer="layout" svg:width="3.812cm" svg:height="0.683cm" svg:x="4.355cm" svg:y="2.288cm">
          <draw:text-box>
            <text:p><text:span text:style-name="T2">É o último commit?</text:span></text:p>
          </draw:text-box>
        </draw:frame>
        <draw:frame draw:style-name="gr2" draw:text-style-name="P4" draw:layer="layout" svg:width="2.619cm" svg:height="0.683cm" svg:x="1.655cm" svg:y="4.288cm">
          <draw:text-box>
            <text:p><text:span text:style-name="T2">Sim (HEAD)</text:span></text:p>
          </draw:text-box>
        </draw:frame>
        <draw:frame draw:style-name="gr2" draw:text-style-name="P4" draw:layer="layout" svg:width="4.007cm" svg:height="0.683cm" svg:x="7.155cm" svg:y="4.388cm">
          <draw:text-box>
            <text:p><text:span text:style-name="T2">Não (commit antigo)</text:span></text:p>
          </draw:text-box>
        </draw:frame>
        <draw:frame draw:style-name="gr2" draw:text-style-name="P4" draw:layer="layout" svg:width="3.986cm" svg:height="1.547cm" svg:x="1.155cm" svg:y="6.588cm">
          <draw:text-box>
            <text:p><text:span text:style-name="T2">Cria novo commit </text:span></text:p>
            <text:p><text:span text:style-name="T2">que desfaz o último </text:span></text:p>
            <text:p><text:span text:style-name="T2">(sem conflito)</text:span></text:p>
          </draw:text-box>
        </draw:frame>
        <draw:frame draw:style-name="gr2" draw:text-style-name="P4" draw:layer="layout" svg:width="3.855cm" svg:height="1.115cm" svg:x="7.155cm" svg:y="6.588cm">
          <draw:text-box>
            <text:p><text:span text:style-name="T2">O código mudou </text:span></text:p>
            <text:p><text:span text:style-name="T2">após esse commit?</text:span></text:p>
          </draw:text-box>
        </draw:frame>
        <draw:frame draw:style-name="gr3" draw:text-style-name="P4" draw:layer="layout" svg:width="3.81cm" svg:height="1.547cm" svg:x="4.52cm" svg:y="9.588cm">
          <draw:text-box>
            <text:p><text:span text:style-name="T2">Não mudou: git </text:span></text:p>
            <text:p><text:span text:style-name="T2">cria commit de</text:span></text:p>
            <text:p><text:span text:style-name="T2">revert sem conflito</text:span></text:p>
          </draw:text-box>
        </draw:frame>
        <draw:frame draw:style-name="gr4" draw:text-style-name="P4" draw:layer="layout" svg:width="3.855cm" svg:height="1.979cm" svg:x="9.555cm" svg:y="9.588cm">
          <draw:text-box>
            <text:p><text:span text:style-name="T2">Mudou: pode surgir conflito. Usuário deve editar, salvar e commit</text:span></text:p>
          </draw:text-box>
        </draw:frame>
        <draw:custom-shape draw:style-name="gr5" draw:text-style-name="P5" xml:id="id2" draw:id="id2" draw:layer="layout" svg:width="5.08cm" svg:height="0.953cm" svg:x="3.72cm" svg:y="2.1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xml:id="id3" draw:id="id3" draw:layer="layout" svg:width="5.08cm" svg:height="0.953cm" svg:x="0.42cm" svg:y="4.1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xml:id="id4" draw:id="id4" draw:layer="layout" svg:width="5.08cm" svg:height="0.953cm" svg:x="6.62cm" svg:y="4.18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xml:id="id5" draw:id="id5" draw:layer="layout" svg:width="5.08cm" svg:height="1.707cm" svg:x="0.42cm" svg:y="6.48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6" draw:id="id6" draw:layer="layout" svg:width="5.08cm" svg:height="1.389cm" svg:x="6.62cm" svg:y="6.48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xml:id="id7" draw:id="id7" draw:layer="layout" svg:width="4.128cm" svg:height="1.882cm" svg:x="4.202cm" svg:y="9.48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xml:id="id8" draw:id="id8" draw:layer="layout" svg:width="4.507cm" svg:height="2.199cm" svg:x="9.22cm" svg:y="9.483cm">
          <text:p/>
          <draw:enhanced-geometry svg:viewBox="0 0 21600 21600" draw:type="rectangle" draw:enhanced-path="M 0 0 L 21600 0 21600 21600 0 21600 0 0 Z N"/>
        </draw:custom-shape>
        <draw:connector draw:style-name="gr10" draw:text-style-name="P6" draw:layer="layout" svg:x1="6.26cm" svg:y1="1.236cm" svg:x2="6.26cm" svg:y2="2.183cm" draw:start-shape="id1" draw:start-glue-point="2" draw:end-shape="id2" draw:end-glue-point="0" svg:d="M6260 1236v947" svg:viewBox="0 0 1 948">
          <text:p/>
        </draw:connector>
        <draw:connector draw:style-name="gr11" draw:text-style-name="P6" draw:layer="layout" svg:x1="6.26cm" svg:y1="3.136cm" svg:x2="2.96cm" svg:y2="4.183cm" draw:start-shape="id2" draw:start-glue-point="2" draw:end-shape="id3" draw:end-glue-point="0" svg:d="M6260 3136v523h-3300v524" svg:viewBox="0 0 3301 1048">
          <text:p/>
        </draw:connector>
        <draw:connector draw:style-name="gr12" draw:text-style-name="P6" draw:layer="layout" svg:x1="6.26cm" svg:y1="3.136cm" svg:x2="9.16cm" svg:y2="4.183cm" draw:start-shape="id2" draw:start-glue-point="2" draw:end-shape="id4" draw:end-glue-point="0" svg:d="M6260 3136v523h2900v524" svg:viewBox="0 0 2901 1048">
          <text:p/>
        </draw:connector>
        <draw:connector draw:style-name="gr13" draw:text-style-name="P6" draw:layer="layout" svg:x1="2.96cm" svg:y1="5.136cm" svg:x2="2.96cm" svg:y2="6.483cm" draw:start-shape="id3" draw:start-glue-point="2" draw:end-shape="id5" draw:end-glue-point="0" svg:d="M2960 5136v1347" svg:viewBox="0 0 1 1348">
          <text:p/>
        </draw:connector>
        <draw:connector draw:style-name="gr14" draw:text-style-name="P6" draw:layer="layout" svg:x1="9.16cm" svg:y1="5.136cm" svg:x2="9.16cm" svg:y2="6.483cm" draw:start-shape="id4" draw:start-glue-point="2" draw:end-shape="id6" draw:end-glue-point="0" svg:d="M9160 5136v1347" svg:viewBox="0 0 1 1348">
          <text:p/>
        </draw:connector>
        <draw:connector draw:style-name="gr15" draw:text-style-name="P6" draw:layer="layout" svg:x1="9.16cm" svg:y1="7.872cm" svg:x2="6.266cm" svg:y2="9.483cm" draw:start-shape="id6" draw:start-glue-point="2" draw:end-shape="id7" draw:end-glue-point="0" svg:d="M9160 7872v805h-2894v806" svg:viewBox="0 0 2895 1612">
          <text:p/>
        </draw:connector>
        <draw:connector draw:style-name="gr16" draw:text-style-name="P6" draw:layer="layout" svg:x1="9.16cm" svg:y1="7.872cm" svg:x2="11.473cm" svg:y2="9.483cm" draw:start-shape="id6" draw:start-glue-point="2" draw:end-shape="id8" draw:end-glue-point="0" svg:d="M9160 7872v805h2313v806" svg:viewBox="0 0 2314 1612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97cm" fo:page-height="11.9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4T15:04:05.101943668</meta:creation-date>
    <dc:date>2025-09-04T15:19:08.746006339</dc:date>
    <meta:editing-duration>PT15M2S</meta:editing-duration>
    <meta:editing-cycles>8</meta:editing-cycles>
    <meta:generator>LibreOffice/24.2.7.2$Linux_X86_64 LibreOffice_project/420$Build-2</meta:generator>
    <meta:document-statistic meta:object-count="23"/>
  </office:meta>
</office:document-meta>
</file>